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 style:list-style-name="WWNum1">
      <style:paragraph-properties fo:margin-top="0.2043in" fo:margin-bottom="0in" style:contextual-spacing="false">
        <style:tab-stops>
          <style:tab-stop style:position="0.472in"/>
          <style:tab-stop style:position="0.4728in"/>
        </style:tab-stops>
      </style:paragraph-properties>
    </style:style>
    <style:style style:name="P3" style:family="paragraph" style:parent-style-name="List_20_Paragraph" style:list-style-name="WWNum1">
      <style:paragraph-properties fo:margin-left="0.972in" fo:margin-top="0.0311in" fo:margin-bottom="0in" style:contextual-spacing="false" fo:text-indent="-0.2508in" style:auto-text-indent="false">
        <style:tab-stops>
          <style:tab-stop style:position="0.9728in"/>
        </style:tab-stops>
      </style:paragraph-properties>
    </style:style>
    <style:style style:name="P4" style:family="paragraph" style:parent-style-name="Heading_20_1" style:list-style-name="WWNum1">
      <style:paragraph-properties fo:margin-top="0.1264in" fo:margin-bottom="0in" style:contextual-spacing="false">
        <style:tab-stops>
          <style:tab-stop style:position="0.472in"/>
          <style:tab-stop style:position="0.4728in"/>
        </style:tab-stops>
      </style:paragraph-properties>
    </style:style>
    <style:style style:name="P5" style:family="paragraph" style:parent-style-name="List_20_Paragraph" style:list-style-name="WWNum1">
      <style:paragraph-properties fo:margin-left="0.972in" fo:margin-top="0.139in" fo:margin-bottom="0in" style:contextual-spacing="false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6" style:family="paragraph" style:parent-style-name="List_20_Paragraph" style:list-style-name="WWNum1">
      <style:paragraph-properties fo:margin-left="0.972in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7" style:family="paragraph" style:parent-style-name="List_20_Paragraph" style:list-style-name="WWNum1">
      <style:paragraph-properties fo:margin-left="0.972in" fo:margin-right="0.3957in" fo:line-height="106%" fo:text-indent="-0.25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8" style:family="paragraph" style:parent-style-name="List_20_Paragraph" style:list-style-name="WWNum1">
      <style:paragraph-properties fo:margin-left="0.972in" fo:margin-right="0.1098in" fo:margin-top="0.0181in" fo:margin-bottom="0in" style:contextual-spacing="false" fo:line-height="110%" fo:text-indent="-0.25in" style:auto-text-indent="false">
        <style:tab-stops>
          <style:tab-stop style:position="1.0146in"/>
        </style:tab-stops>
      </style:paragraph-properties>
      <style:text-properties fo:background-color="#ffff00"/>
    </style:style>
    <style:style style:name="P9" style:family="paragraph" style:parent-style-name="List_20_Paragraph" style:list-style-name="WWNum1">
      <style:paragraph-properties fo:margin-left="0.972in" fo:margin-top="0.0075in" fo:margin-bottom="0in" style:contextual-spacing="false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0" style:family="paragraph" style:parent-style-name="Text_20_body">
      <style:paragraph-properties fo:margin-left="0.9374in" fo:margin-right="0.1083in" fo:margin-top="0.0161in" fo:margin-bottom="0in" style:contextual-spacing="false" fo:line-height="115%" fo:text-indent="0in" style:auto-text-indent="false"/>
      <style:text-properties fo:background-color="#ffff00"/>
    </style:style>
    <style:style style:name="P11" style:family="paragraph" style:parent-style-name="List_20_Paragraph" style:list-style-name="WWNum1">
      <style:paragraph-properties fo:margin-left="0.972in" fo:margin-top="0in" fo:margin-bottom="0in" style:contextual-spacing="false" fo:line-height="0.2043in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2" style:family="paragraph" style:parent-style-name="List_20_Paragraph" style:list-style-name="WWNum1">
      <style:paragraph-properties fo:margin-left="0.972in" fo:margin-right="0.4862in" fo:margin-top="0.0161in" fo:margin-bottom="0in" style:contextual-spacing="false" fo:line-height="106%" fo:text-indent="-0.25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3" style:family="paragraph" style:parent-style-name="List_20_Paragraph" style:list-style-name="WWNum1">
      <style:paragraph-properties fo:margin-left="0.972in" fo:margin-top="0.0161in" fo:margin-bottom="0in" style:contextual-spacing="false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4" style:family="paragraph" style:parent-style-name="List_20_Paragraph" style:list-style-name="WWNum1">
      <style:paragraph-properties fo:margin-left="0.972in" fo:margin-right="0.0866in" fo:line-height="111%" fo:text-indent="-0.25in" style:auto-text-indent="false">
        <style:tab-stops>
          <style:tab-stop style:position="0.9728in"/>
        </style:tab-stops>
      </style:paragraph-properties>
    </style:style>
    <style:style style:name="P15" style:family="paragraph" style:parent-style-name="List_20_Paragraph" style:list-style-name="WWNum1">
      <style:paragraph-properties fo:margin-left="0.972in" fo:margin-right="0.352in" fo:margin-top="0.0091in" fo:margin-bottom="0in" style:contextual-spacing="false" fo:line-height="106%" fo:text-indent="-0.25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6" style:family="paragraph" style:parent-style-name="List_20_Paragraph" style:list-style-name="WWNum1">
      <style:paragraph-properties fo:margin-left="0.972in" fo:margin-right="0.1in" fo:margin-top="0.0138in" fo:margin-bottom="0in" style:contextual-spacing="false" fo:line-height="108%" fo:text-indent="-0.25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7" style:family="paragraph" style:parent-style-name="List_20_Paragraph" style:list-style-name="WWNum1">
      <style:paragraph-properties fo:margin-left="0.972in" fo:margin-right="0.6744in" fo:line-height="106%" fo:text-indent="-0.25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8" style:family="paragraph" style:parent-style-name="List_20_Paragraph" style:list-style-name="WWNum1">
      <style:paragraph-properties fo:margin-left="0.972in" fo:margin-top="0.0154in" fo:margin-bottom="0in" style:contextual-spacing="false" fo:text-indent="-0.2508in" style:auto-text-indent="false">
        <style:tab-stops>
          <style:tab-stop style:position="0.9728in"/>
        </style:tab-stops>
      </style:paragraph-properties>
      <style:text-properties fo:background-color="#ffff00"/>
    </style:style>
    <style:style style:name="P19" style:family="paragraph" style:parent-style-name="Heading_20_1" style:list-style-name="WWNum1" style:master-page-name="Converted1">
      <style:paragraph-properties style:page-number="auto">
        <style:tab-stops>
          <style:tab-stop style:position="0.472in"/>
          <style:tab-stop style:position="0.4728in"/>
        </style:tab-stops>
      </style:paragraph-properties>
    </style:style>
    <style:style style:name="P20" style:family="paragraph" style:parent-style-name="List_20_Paragraph" style:list-style-name="WWNum1">
      <style:paragraph-properties fo:margin-left="0.972in" fo:margin-top="0.0319in" fo:margin-bottom="0in" style:contextual-spacing="false" fo:text-indent="-0.2508in" style:auto-text-indent="false">
        <style:tab-stops>
          <style:tab-stop style:position="0.9728in"/>
        </style:tab-stops>
      </style:paragraph-properties>
    </style:style>
    <style:style style:name="P21" style:family="paragraph" style:parent-style-name="List_20_Paragraph" style:list-style-name="WWNum1">
      <style:paragraph-properties fo:margin-left="0.972in" fo:text-indent="-0.2508in" style:auto-text-indent="false">
        <style:tab-stops>
          <style:tab-stop style:position="0.9728in"/>
        </style:tab-stops>
      </style:paragraph-properties>
    </style:style>
    <style:style style:name="P22" style:family="paragraph" style:parent-style-name="List_20_Paragraph" style:list-style-name="WWNum1">
      <style:paragraph-properties fo:margin-left="0.972in" fo:margin-top="0.0161in" fo:margin-bottom="0in" style:contextual-spacing="false" fo:text-indent="-0.2508in" style:auto-text-indent="false">
        <style:tab-stops>
          <style:tab-stop style:position="0.9728in"/>
        </style:tab-stops>
      </style:paragraph-properties>
    </style:style>
    <style:style style:name="P23" style:family="paragraph" style:parent-style-name="List_20_Paragraph" style:list-style-name="WWNum1">
      <style:paragraph-properties fo:margin-left="0.972in" fo:margin-right="0.3134in" fo:margin-top="0.0138in" fo:margin-bottom="0in" style:contextual-spacing="false" fo:line-height="106%" fo:text-indent="-0.25in" style:auto-text-indent="false">
        <style:tab-stops>
          <style:tab-stop style:position="0.9728in"/>
        </style:tab-stops>
      </style:paragraph-properties>
    </style:style>
    <style:style style:name="P24" style:family="paragraph" style:parent-style-name="List_20_Paragraph" style:list-style-name="WWNum1">
      <style:paragraph-properties fo:margin-left="0.972in" fo:margin-top="0.0181in" fo:margin-bottom="0in" style:contextual-spacing="false" fo:text-indent="-0.2508in" style:auto-text-indent="false">
        <style:tab-stops>
          <style:tab-stop style:position="0.9728in"/>
        </style:tab-stops>
      </style:paragraph-properties>
    </style:style>
    <style:style style:name="P25" style:family="paragraph" style:parent-style-name="List_20_Paragraph" style:list-style-name="WWNum1">
      <style:paragraph-properties fo:margin-left="0.972in" fo:margin-right="0.552in" fo:margin-top="0.0161in" fo:margin-bottom="0in" style:contextual-spacing="false" fo:line-height="108%" fo:text-indent="-0.25in" style:auto-text-indent="false">
        <style:tab-stops>
          <style:tab-stop style:position="0.9728in"/>
        </style:tab-stops>
      </style:paragraph-properties>
    </style:style>
    <style:style style:name="P26" style:family="paragraph" style:parent-style-name="List_20_Paragraph" style:list-style-name="WWNum1">
      <style:paragraph-properties fo:margin-left="0.972in" fo:margin-right="0.2626in" fo:margin-top="0.0138in" fo:margin-bottom="0in" style:contextual-spacing="false" fo:line-height="106%" fo:text-indent="-0.25in" style:auto-text-indent="false">
        <style:tab-stops>
          <style:tab-stop style:position="0.9728in"/>
        </style:tab-stops>
      </style:paragraph-properties>
    </style:style>
    <style:style style:name="P27" style:family="paragraph" style:parent-style-name="Heading_20_1" style:list-style-name="WWNum1">
      <style:paragraph-properties fo:margin-top="0.1437in" fo:margin-bottom="0in" style:contextual-spacing="false">
        <style:tab-stops>
          <style:tab-stop style:position="0.472in"/>
          <style:tab-stop style:position="0.4728in"/>
        </style:tab-stops>
      </style:paragraph-properties>
    </style:style>
    <style:style style:name="P28" style:family="paragraph" style:parent-style-name="List_20_Paragraph" style:list-style-name="WWNum1">
      <style:paragraph-properties fo:margin-left="0.972in" fo:margin-top="0.0138in" fo:margin-bottom="0in" style:contextual-spacing="false" fo:text-indent="-0.2508in" style:auto-text-indent="false">
        <style:tab-stops>
          <style:tab-stop style:position="0.9728in"/>
        </style:tab-stops>
      </style:paragraph-properties>
    </style:style>
    <style:style style:name="P29" style:family="paragraph" style:parent-style-name="List_20_Paragraph" style:list-style-name="WWNum1">
      <style:paragraph-properties fo:margin-left="0.972in" fo:margin-right="0.1299in" fo:line-height="108%" fo:text-indent="-0.25in" style:auto-text-indent="false">
        <style:tab-stops>
          <style:tab-stop style:position="0.9728in"/>
        </style:tab-stops>
      </style:paragraph-properties>
    </style:style>
    <style:style style:name="P30" style:family="paragraph" style:parent-style-name="List_20_Paragraph" style:list-style-name="WWNum1">
      <style:paragraph-properties fo:margin-left="0.972in" fo:margin-right="1.0764in" fo:margin-top="0.0138in" fo:margin-bottom="0in" style:contextual-spacing="false" fo:line-height="106%" fo:text-indent="-0.25in" style:auto-text-indent="false">
        <style:tab-stops>
          <style:tab-stop style:position="0.9728in"/>
        </style:tab-stops>
      </style:paragraph-properties>
    </style:style>
    <style:style style:name="P31" style:family="paragraph" style:parent-style-name="Text_20_body">
      <style:paragraph-properties fo:margin-left="0in" fo:margin-top="0.0047in" fo:margin-bottom="0in" style:contextual-spacing="false" fo:text-indent="0in" style:auto-text-indent="false"/>
      <style:text-properties fo:font-size="10pt" style:font-size-asian="10pt"/>
    </style:style>
    <style:style style:name="P32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-0.0028in"/>
    </style:style>
    <style:style style:name="T2" style:family="text">
      <style:text-properties fo:letter-spacing="-0.0016in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bold" style:text-underline-color="font-color"/>
    </style:style>
    <style:style style:name="T5" style:family="text">
      <style:text-properties fo:letter-spacing="-0.0016in" style:text-underline-style="solid" style:text-underline-width="bold" style:text-underline-color="font-color"/>
    </style:style>
    <style:style style:name="T6" style:family="text">
      <style:text-properties style:font-name="Courier New" fo:font-size="12pt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008in" style:font-size-asian="12pt"/>
    </style:style>
    <style:style style:name="T9" style:family="text">
      <style:text-properties fo:letter-spacing="-0.002in" style:text-underline-style="solid" style:text-underline-width="bold" style:text-underline-color="font-color"/>
    </style:style>
    <style:style style:name="T10" style:family="text">
      <style:text-properties fo:font-size="12pt" fo:letter-spacing="0.0008in" style:font-size-asian="12pt"/>
    </style:style>
    <style:style style:name="T11" style:family="text">
      <style:text-properties fo:font-size="12pt" fo:letter-spacing="-0.0043in" style:font-size-asian="12pt"/>
    </style:style>
    <style:style style:name="T12" style:family="text">
      <style:text-properties fo:font-size="12pt" fo:letter-spacing="-0.0016in" style:font-size-asian="12pt"/>
    </style:style>
    <style:style style:name="T13" style:family="text">
      <style:text-properties fo:font-size="12pt" fo:letter-spacing="-0.002in" style:font-size-asian="12pt"/>
    </style:style>
    <style:style style:name="T14" style:family="text">
      <style:text-properties fo:font-size="12pt" fo:letter-spacing="-0.0398in" style:font-size-asian="12pt"/>
    </style:style>
    <style:style style:name="T15" style:family="text">
      <style:text-properties fo:color="#ff0000" loext:opacity="100%" fo:font-size="12pt" style:font-size-asian="12pt"/>
    </style:style>
    <style:style style:name="T16" style:family="text">
      <style:text-properties fo:color="#ff0000" loext:opacity="100%" fo:font-size="12pt" fo:letter-spacing="-0.0016in" style:font-size-asian="12pt"/>
    </style:style>
    <style:style style:name="T17" style:family="text">
      <style:text-properties fo:color="#ff0000" loext:opacity="100%" fo:font-size="12pt" fo:letter-spacing="-0.0008in" style:font-size-asian="12pt"/>
    </style:style>
    <style:style style:name="T18" style:family="text">
      <style:text-properties fo:color="#ff0000" loext:opacity="100%" fo:font-size="12pt" fo:letter-spacing="-0.002in" style:font-size-asian="12pt"/>
    </style:style>
    <style:style style:name="T19" style:family="text">
      <style:text-properties fo:color="#ff0000" loext:opacity="100%" fo:font-size="12pt" fo:letter-spacing="-0.0398in" style:font-size-asian="12pt"/>
    </style:style>
    <style:style style:name="T20" style:family="text">
      <style:text-properties fo:color="#ff0000" loext:opacity="100%" fo:font-size="12pt" fo:letter-spacing="0.0008in" style:font-size-asian="12pt"/>
    </style:style>
    <style:style style:name="T21" style:family="text">
      <style:text-properties fo:color="#ff0000" loext:opacity="100%" fo:font-size="12pt" fo:letter-spacing="0.0016in" style:font-size-asian="12pt"/>
    </style:style>
    <style:style style:name="T22" style:family="text">
      <style:text-properties fo:color="#ff0000" loext:opacity="100%" fo:font-size="12pt" fo:letter-spacing="-0.0028in" style:font-size-asian="12pt"/>
    </style:style>
    <style:style style:name="T23" style:family="text">
      <style:text-properties fo:letter-spacing="-0.0008in"/>
    </style:style>
    <style:style style:name="T24" style:family="text">
      <style:text-properties fo:letter-spacing="-0.0398in"/>
    </style:style>
    <style:style style:name="T25" style:family="text">
      <style:text-properties fo:letter-spacing="0.0008in"/>
    </style:style>
    <style:style style:name="T26" style:family="text">
      <style:text-properties fo:letter-spacing="-0.002in"/>
    </style:style>
    <style:style style:name="T27" style:family="text">
      <style:text-properties fo:letter-spacing="0.002in"/>
    </style:style>
    <style:style style:name="T28" style:family="text">
      <style:text-properties fo:font-size="12pt" fo:letter-spacing="0.0016in" style:font-size-asian="12pt"/>
    </style:style>
    <style:style style:name="T29" style:family="text">
      <style:text-properties fo:font-size="12pt" fo:letter-spacing="-0.0028in" style:font-size-asian="12pt"/>
    </style:style>
    <style:style style:name="T30" style:family="text">
      <style:text-properties fo:font-size="12pt" fo:background-color="#ffff00" loext:char-shading-value="0" style:font-size-asian="12pt"/>
    </style:style>
    <style:style style:name="T31" style:family="text">
      <style:text-properties fo:font-size="12pt" fo:letter-spacing="0.0008in" fo:background-color="#ffff00" loext:char-shading-value="0" style:font-size-asian="12pt"/>
    </style:style>
    <style:style style:name="T32" style:family="text">
      <style:text-properties fo:font-size="12pt" fo:letter-spacing="-0.0016in" fo:background-color="#ffff00" loext:char-shading-value="0" style:font-size-asian="12pt"/>
    </style:style>
    <style:style style:name="T33" style:family="text">
      <style:text-properties fo:font-size="12pt" fo:letter-spacing="-0.0008in" fo:background-color="#ffff00" loext:char-shading-value="0" style:font-size-asian="12pt"/>
    </style:style>
    <style:style style:name="T34" style:family="text">
      <style:text-properties fo:font-size="12pt" fo:letter-spacing="-0.0398in" fo:background-color="#ffff00" loext:char-shading-value="0" style:font-size-asian="12pt"/>
    </style:style>
    <style:style style:name="T35" style:family="text">
      <style:text-properties fo:font-size="12pt" fo:letter-spacing="0.0016in" fo:background-color="#ffff00" loext:char-shading-value="0" style:font-size-asian="12pt"/>
    </style:style>
    <style:style style:name="T36" style:family="text">
      <style:text-properties fo:font-size="12pt" fo:letter-spacing="-0.0035in" fo:background-color="#ffff00" loext:char-shading-value="0" style:font-size-asian="12pt"/>
    </style:style>
    <style:style style:name="T37" style:family="text">
      <style:text-properties fo:font-size="12pt" fo:letter-spacing="-0.0035in" style:font-size-asian="12pt"/>
    </style:style>
    <style:style style:name="T38" style:family="text">
      <style:text-properties fo:font-size="12pt" fo:letter-spacing="0.002in" style:font-size-asian="12pt"/>
    </style:style>
    <style:style style:name="T39" style:family="text">
      <style:text-properties fo:letter-spacing="-0.0008in" style:text-underline-style="solid" style:text-underline-width="bold" style:text-underline-color="font-color"/>
    </style:style>
    <style:style style:name="T40" style:family="text">
      <style:text-properties fo:letter-spacing="-0.0028in" style:text-underline-style="solid" style:text-underline-width="bold" style:text-underline-color="font-color"/>
    </style:style>
    <style:style style:name="T41" style:family="text">
      <style:text-properties fo:font-size="12pt" fo:letter-spacing="-0.0402in" style:font-size-asian="12pt"/>
    </style:style>
    <style:style style:name="T42" style:family="text">
      <style:text-properties fo:font-size="10pt" style:font-size-asian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fo:wrap-option="wrap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SQL<text:span text:style-name="T1"> </text:span>Server<text:span text:style-name="T2"> </text:span>Project Requirements<text:span text:style-name="T1"> </text:span>sheet</text:p>
        <text:list text:style-name="WWNum1">
          <text:list-item>
            <text:h text:style-name="P2" text:outline-level="1" loext:marker-style-name="T3"><text:span text:style-name="T4">Project</text:span><text:span text:style-name="T5"> </text:span><text:span text:style-name="T4">Title:</text:span></text:h>
            <text:list>
              <text:list-item>
                <text:p text:style-name="P3" loext:marker-style-name="T6"><text:span text:style-name="T7">Examination</text:span><text:span text:style-name="T8"> </text:span><text:span text:style-name="T7">System Database.</text:span></text:p>
              </text:list-item>
            </text:list>
          </text:list-item>
          <text:list-item>
            <text:h text:style-name="P4" text:outline-level="1" loext:marker-style-name="T3"><text:span text:style-name="T4">System</text:span><text:span text:style-name="T9"> </text:span><text:span text:style-name="T4">requirements:</text:span></text:h>
            <text:list>
              <text:list-item>
                <text:p text:style-name="P5"><text:span text:style-name="T7">System</text:span><text:span text:style-name="T8"> </text:span><text:span text:style-name="T7">should</text:span><text:span text:style-name="T8"> </text:span><text:span text:style-name="T7">provide</text:span><text:span text:style-name="T8"> </text:span><text:span text:style-name="T7">question pool,</text:span><text:span text:style-name="T8"> </text:span><text:span text:style-name="T7">so</text:span><text:span text:style-name="T10"> </text:span><text:span text:style-name="T7">instructor can</text:span><text:span text:style-name="T8"> </text:span><text:span text:style-name="T7">pick an exam</text:span><text:span text:style-name="T8"> </text:span><text:span text:style-name="T7">from</text:span><text:span text:style-name="T10"> </text:span><text:span text:style-name="T7">it.</text:span></text:p>
              </text:list-item>
              <text:list-item>
                <text:p text:style-name="P6"><text:span text:style-name="T7">Questions</text:span><text:span text:style-name="T8"> </text:span><text:span text:style-name="T7">type</text:span><text:span text:style-name="T8"> </text:span><text:span text:style-name="T7">may</text:span><text:span text:style-name="T11"> </text:span><text:span text:style-name="T7">be</text:span><text:span text:style-name="T10"> </text:span><text:span text:style-name="T7">Multiple choice, True</text:span><text:span text:style-name="T10"> </text:span><text:span text:style-name="T7">&amp;</text:span><text:span text:style-name="T8"> </text:span><text:span text:style-name="T7">false or</text:span><text:span text:style-name="T12"> </text:span><text:span text:style-name="T7">text</text:span><text:span text:style-name="T10"> </text:span><text:span text:style-name="T7">questions.</text:span></text:p>
              </text:list-item>
              <text:list-item>
                <text:p text:style-name="P7"><text:span text:style-name="T7">For</text:span><text:span text:style-name="T12"> </text:span><text:span text:style-name="T7">multiple</text:span><text:span text:style-name="T12"> </text:span><text:span text:style-name="T7">choice and</text:span><text:span text:style-name="T8"> </text:span><text:span text:style-name="T7">true</text:span><text:span text:style-name="T13"> </text:span><text:span text:style-name="T7">&amp;</text:span><text:span text:style-name="T8"> </text:span><text:span text:style-name="T7">false</text:span><text:span text:style-name="T8"> </text:span><text:span text:style-name="T7">questions</text:span><text:span text:style-name="T8"> </text:span><text:span text:style-name="T7">system</text:span><text:span text:style-name="T8"> </text:span><text:span text:style-name="T7">should</text:span><text:span text:style-name="T8"> </text:span><text:span text:style-name="T7">store</text:span><text:span text:style-name="T13"> </text:span><text:span text:style-name="T7">correct</text:span><text:span text:style-name="T10"> </text:span><text:span text:style-name="T7">answer</text:span><text:span text:style-name="T8"> </text:span><text:span text:style-name="T7">and</text:span><text:span text:style-name="T8"> </text:span><text:span text:style-name="T7">check</text:span><text:span text:style-name="T14"> </text:span><text:span text:style-name="T7">student</text:span><text:span text:style-name="T8"> </text:span><text:span text:style-name="T7">answer</text:span><text:span text:style-name="T10"> </text:span><text:span text:style-name="T7">and store his result.</text:span></text:p>
              </text:list-item>
              <text:list-item>
                <text:p text:style-name="P8"><text:span text:style-name="T15">For</text:span><text:span text:style-name="T16"> </text:span><text:span text:style-name="T15">text</text:span><text:span text:style-name="T17"> </text:span><text:span text:style-name="T15">question</text:span><text:span text:style-name="T17"> </text:span><text:span text:style-name="T15">system</text:span><text:span text:style-name="T17"> </text:span><text:span text:style-name="T15">should</text:span><text:span text:style-name="T17"> </text:span><text:span text:style-name="T15">store</text:span><text:span text:style-name="T18"> </text:span><text:span text:style-name="T15">best</text:span><text:span text:style-name="T17"> </text:span><text:span text:style-name="T15">accepted</text:span><text:span text:style-name="T17"> </text:span><text:span text:style-name="T15">answer and</text:span><text:span text:style-name="T17"> </text:span><text:span text:style-name="T15">use</text:span><text:span text:style-name="T16"> </text:span><text:span text:style-name="T15">text</text:span><text:span text:style-name="T17"> </text:span><text:span text:style-name="T15">functions</text:span><text:span text:style-name="T17"> </text:span><text:span text:style-name="T15">and</text:span><text:span text:style-name="T17"> </text:span><text:span text:style-name="T15">regular</text:span><text:span text:style-name="T19"> </text:span><text:span text:style-name="T15">expression to check student answer and display result to the instructor show him valid answers</text:span><text:span text:style-name="T20"> </text:span><text:span text:style-name="T15">and</text:span><text:span text:style-name="T17"> </text:span><text:span text:style-name="T15">not valid answers to</text:span><text:span text:style-name="T21"> </text:span><text:span text:style-name="T15">review</text:span><text:span text:style-name="T17"> </text:span><text:span text:style-name="T15">them and</text:span><text:span text:style-name="T21"> </text:span><text:span text:style-name="T15">enter</text:span><text:span text:style-name="T16"> </text:span><text:span text:style-name="T15">the</text:span><text:span text:style-name="T17"> </text:span><text:span text:style-name="T15">marks manually</text:span><text:span text:style-name="T22"> </text:span><text:span text:style-name="T15">(Bonus).</text:span></text:p>
              </text:list-item>
              <text:list-item>
                <text:p text:style-name="P9"><text:span text:style-name="T7">System</text:span><text:span text:style-name="T12"> </text:span><text:span text:style-name="T7">should</text:span><text:span text:style-name="T8"> </text:span><text:span text:style-name="T7">store</text:span><text:span text:style-name="T13"> </text:span><text:span text:style-name="T7">courses</text:span><text:span text:style-name="T8"> </text:span><text:span text:style-name="T7">information</text:span><text:span text:style-name="T12"> </text:span><text:span text:style-name="T7">(Course name, description,</text:span><text:span text:style-name="T8"> </text:span><text:span text:style-name="T7">Max degree,</text:span><text:span text:style-name="T8"> </text:span><text:span text:style-name="T7">Min</text:span><text:span text:style-name="T8"> </text:span><text:span text:style-name="T7">Degree),</text:span></text:p>
              </text:list-item>
            </text:list>
          </text:list-item>
        </text:list>
        <text:p text:style-name="P10">instructors’<text:span text:style-name="T23"> </text:span>information,<text:span text:style-name="T23"> </text:span>and<text:span text:style-name="T2"> </text:span>students’<text:span text:style-name="T23"> </text:span>information,<text:span text:style-name="T23"> </text:span>each<text:span text:style-name="T2"> </text:span>instructor can<text:span text:style-name="T23"> </text:span>teach one<text:span text:style-name="T2"> </text:span>or<text:span text:style-name="T23"> </text:span>more course,<text:span text:style-name="T24"> </text:span>and each course may be teacher by one instructor in each class (Instructor may be changed for<text:span text:style-name="T25"> </text:span>other<text:span text:style-name="T26"> </text:span>class in other<text:span text:style-name="T27"> </text:span>year).</text:p>
        <text:list text:continue-numbering="true" text:style-name="WWNum1">
          <text:list-item>
            <text:list>
              <text:list-item>
                <text:p text:style-name="P11"><text:span text:style-name="T7">Instructor</text:span><text:span text:style-name="T12"> </text:span><text:span text:style-name="T7">can</text:span><text:span text:style-name="T8"> </text:span><text:span text:style-name="T7">edit</text:span><text:span text:style-name="T8"> </text:span><text:span text:style-name="T7">(add,</text:span><text:span text:style-name="T10"> </text:span><text:span text:style-name="T7">Update</text:span><text:span text:style-name="T8"> </text:span><text:span text:style-name="T7">and</text:span><text:span text:style-name="T8"> </text:span><text:span text:style-name="T7">delete)</text:span><text:span text:style-name="T12"> </text:span><text:span text:style-name="T7">question</text:span><text:span text:style-name="T8"> </text:span><text:span text:style-name="T7">pool in</text:span><text:span text:style-name="T8"> </text:span><text:span text:style-name="T7">his</text:span><text:span text:style-name="T8"> </text:span><text:span text:style-name="T7">course</text:span><text:span text:style-name="T13"> </text:span><text:span text:style-name="T7">only.</text:span></text:p>
              </text:list-item>
              <text:list-item>
                <text:p text:style-name="P12"><text:span text:style-name="T7">Training Manager (One of the instructors) can edit (add, Update and delete) instructors and</text:span><text:span text:style-name="T14"> </text:span><text:span text:style-name="T7">courses</text:span><text:span text:style-name="T8"> </text:span><text:span text:style-name="T7">and instructors for each</text:span><text:span text:style-name="T28"> </text:span><text:span text:style-name="T7">course.</text:span></text:p>
              </text:list-item>
              <text:list-item>
                <text:p text:style-name="P13"><text:span text:style-name="T7">Training</text:span><text:span text:style-name="T29"> </text:span><text:span text:style-name="T7">manager</text:span><text:span text:style-name="T8"> </text:span><text:span text:style-name="T7">can</text:span><text:span text:style-name="T10"> </text:span><text:span text:style-name="T7">add</text:span><text:span text:style-name="T8"> </text:span><text:span text:style-name="T7">and</text:span><text:span text:style-name="T8"> </text:span><text:span text:style-name="T7">edit:</text:span><text:span text:style-name="T8"> </text:span><text:span text:style-name="T7">Branches,</text:span><text:span text:style-name="T8"> </text:span><text:span text:style-name="T7">tracks</text:span><text:span text:style-name="T8"> </text:span><text:span text:style-name="T7">in</text:span><text:span text:style-name="T8"> </text:span><text:span text:style-name="T7">each</text:span><text:span text:style-name="T8"> </text:span><text:span text:style-name="T7">department,</text:span><text:span text:style-name="T8"> </text:span><text:span text:style-name="T7">and</text:span><text:span text:style-name="T8"> </text:span><text:span text:style-name="T7">add</text:span><text:span text:style-name="T8"> </text:span><text:span text:style-name="T7">new</text:span><text:span text:style-name="T8"> </text:span><text:span text:style-name="T7">intake.</text:span></text:p>
              </text:list-item>
              <text:list-item>
                <text:p text:style-name="P6"><text:span text:style-name="T7">Training</text:span><text:span text:style-name="T29"> </text:span><text:span text:style-name="T7">manager</text:span><text:span text:style-name="T8"> </text:span><text:span text:style-name="T7">can</text:span><text:span text:style-name="T10"> </text:span><text:span text:style-name="T7">add</text:span><text:span text:style-name="T8"> </text:span><text:span text:style-name="T7">students,</text:span><text:span text:style-name="T8"> </text:span><text:span text:style-name="T7">and</text:span><text:span text:style-name="T8"> </text:span><text:span text:style-name="T7">define</text:span><text:span text:style-name="T13"> </text:span><text:span text:style-name="T7">their</text:span><text:span text:style-name="T8"> </text:span><text:span text:style-name="T7">personal</text:span><text:span text:style-name="T8"> </text:span><text:span text:style-name="T7">data,</text:span><text:span text:style-name="T8"> </text:span><text:span text:style-name="T7">intake,</text:span><text:span text:style-name="T8"> </text:span><text:span text:style-name="T7">branch,</text:span><text:span text:style-name="T8"> </text:span><text:span text:style-name="T7">and</text:span><text:span text:style-name="T8"> </text:span><text:span text:style-name="T7">track.</text:span></text:p>
              </text:list-item>
              <text:list-item>
                <text:p text:style-name="P13"><text:span text:style-name="T7">Training</text:span><text:span text:style-name="T29"> </text:span><text:span text:style-name="T7">manager, Instructors,</text:span><text:span text:style-name="T8"> </text:span><text:span text:style-name="T7">Students</text:span><text:span text:style-name="T8"> </text:span><text:span text:style-name="T7">should</text:span><text:span text:style-name="T8"> </text:span><text:span text:style-name="T7">have</text:span><text:span text:style-name="T12"> </text:span><text:span text:style-name="T7">a</text:span><text:span text:style-name="T12"> </text:span><text:span text:style-name="T7">login</text:span><text:span text:style-name="T8"> </text:span><text:span text:style-name="T7">account</text:span><text:span text:style-name="T8"> </text:span><text:span text:style-name="T7">to</text:span><text:span text:style-name="T8"> </text:span><text:span text:style-name="T7">access</text:span><text:span text:style-name="T8"> </text:span><text:span text:style-name="T7">the</text:span><text:span text:style-name="T12"> </text:span><text:span text:style-name="T7">system.</text:span></text:p>
              </text:list-item>
              <text:list-item>
                <text:p text:style-name="P14" loext:marker-style-name="T6"><text:span text:style-name="T30">Instructor can make Exam (For his course only) by selecting number of questions of each type,</text:span><text:span text:style-name="T31"> </text:span><text:span text:style-name="T30">the system selects the questions random, or he can select them manually from question pool.</text:span><text:span text:style-name="T7"> </text:span><text:span text:style-name="T30">And</text:span><text:span text:style-name="T31"> </text:span><text:span text:style-name="T30">he</text:span><text:span text:style-name="T32"> </text:span><text:span text:style-name="T30">must</text:span><text:span text:style-name="T33"> </text:span><text:span text:style-name="T30">put a</text:span><text:span text:style-name="T33"> </text:span><text:span text:style-name="T30">degree</text:span><text:span text:style-name="T33"> </text:span><text:span text:style-name="T30">for</text:span><text:span text:style-name="T33"> </text:span><text:span text:style-name="T30">each question</text:span><text:span text:style-name="T33"> </text:span><text:span text:style-name="T30">on the</text:span><text:span text:style-name="T33"> </text:span><text:span text:style-name="T30">exam,</text:span><text:span text:style-name="T33"> </text:span><text:span text:style-name="T30">and total</text:span><text:span text:style-name="T33"> </text:span><text:span text:style-name="T30">degrees must</text:span><text:span text:style-name="T33"> </text:span><text:span text:style-name="T30">not exceed</text:span><text:span text:style-name="T33"> </text:span><text:span text:style-name="T30">the course</text:span><text:span text:style-name="T34"> </text:span><text:span text:style-name="T30">Max</text:span><text:span text:style-name="T35"> </text:span><text:span text:style-name="T30">Degree</text:span><text:span text:style-name="T33"> </text:span><text:span text:style-name="T30">(One</text:span><text:span text:style-name="T32"> </text:span><text:span text:style-name="T30">course may</text:span><text:span text:style-name="T36"> </text:span><text:span text:style-name="T30">has more</text:span><text:span text:style-name="T33"> </text:span><text:span text:style-name="T30">than one</text:span><text:span text:style-name="T33"> </text:span><text:span text:style-name="T30">exam).</text:span></text:p>
              </text:list-item>
              <text:list-item>
                <text:p text:style-name="P15"><text:span text:style-name="T7">For</text:span><text:span text:style-name="T12"> </text:span><text:span text:style-name="T7">each</text:span><text:span text:style-name="T8"> </text:span><text:span text:style-name="T7">exam,</text:span><text:span text:style-name="T8"> </text:span><text:span text:style-name="T7">we</text:span><text:span text:style-name="T12"> </text:span><text:span text:style-name="T7">should</text:span><text:span text:style-name="T12"> </text:span><text:span text:style-name="T7">know</text:span><text:span text:style-name="T8"> </text:span><text:span text:style-name="T7">type (exam</text:span><text:span text:style-name="T8"> </text:span><text:span text:style-name="T7">or</text:span><text:span text:style-name="T8"> </text:span><text:span text:style-name="T7">corrective),</text:span><text:span text:style-name="T12"> </text:span><text:span text:style-name="T7">intake,</text:span><text:span text:style-name="T8"> </text:span><text:span text:style-name="T7">branch,</text:span><text:span text:style-name="T10"> </text:span><text:span text:style-name="T7">track,</text:span><text:span text:style-name="T8"> </text:span><text:span text:style-name="T7">course,</text:span><text:span text:style-name="T8"> </text:span><text:span text:style-name="T7">start</text:span><text:span text:style-name="T14"> </text:span><text:span text:style-name="T7">time,</text:span><text:span text:style-name="T8"> </text:span><text:span text:style-name="T7">End time, total time</text:span><text:span text:style-name="T13"> </text:span><text:span text:style-name="T7">and allowance</text:span><text:span text:style-name="T8"> </text:span><text:span text:style-name="T7">options.</text:span></text:p>
              </text:list-item>
              <text:list-item>
                <text:p text:style-name="P13"><text:span text:style-name="T7">System</text:span><text:span text:style-name="T8"> </text:span><text:span text:style-name="T7">should</text:span><text:span text:style-name="T8"> </text:span><text:span text:style-name="T7">store</text:span><text:span text:style-name="T13"> </text:span><text:span text:style-name="T7">each</text:span><text:span text:style-name="T10"> </text:span><text:span text:style-name="T7">exam</text:span><text:span text:style-name="T8"> </text:span><text:span text:style-name="T7">which defined</text:span><text:span text:style-name="T8"> </text:span><text:span text:style-name="T7">by</text:span><text:span text:style-name="T8"> </text:span><text:span text:style-name="T7">year,</text:span><text:span text:style-name="T8"> </text:span><text:span text:style-name="T7">Course,</text:span><text:span text:style-name="T8"> </text:span><text:span text:style-name="T7">instructor.</text:span></text:p>
              </text:list-item>
              <text:list-item>
                <text:p text:style-name="P16"><text:span text:style-name="T7">Instructor</text:span><text:span text:style-name="T8"> </text:span><text:span text:style-name="T7">can</text:span><text:span text:style-name="T8"> </text:span><text:span text:style-name="T7">select</text:span><text:span text:style-name="T8"> </text:span><text:span text:style-name="T7">students</text:span><text:span text:style-name="T8"> </text:span><text:span text:style-name="T7">that</text:span><text:span text:style-name="T8"> </text:span><text:span text:style-name="T7">can</text:span><text:span text:style-name="T10"> </text:span><text:span text:style-name="T7">do</text:span><text:span text:style-name="T8"> </text:span><text:span text:style-name="T7">specific exam,</text:span><text:span text:style-name="T8"> </text:span><text:span text:style-name="T7">and</text:span><text:span text:style-name="T8"> </text:span><text:span text:style-name="T7">define</text:span><text:span text:style-name="T13"> </text:span><text:span text:style-name="T7">Exam</text:span><text:span text:style-name="T8"> </text:span><text:span text:style-name="T7">date,</text:span><text:span text:style-name="T8"> </text:span><text:span text:style-name="T7">start</text:span><text:span text:style-name="T8"> </text:span><text:span text:style-name="T7">time</text:span><text:span text:style-name="T12"> </text:span><text:span text:style-name="T7">and end</text:span><text:span text:style-name="T14"> </text:span><text:span text:style-name="T7">time.</text:span><text:span text:style-name="T8"> </text:span><text:span text:style-name="T7">Students can see</text:span><text:span text:style-name="T8"> </text:span><text:span text:style-name="T7">the</text:span><text:span text:style-name="T8"> </text:span><text:span text:style-name="T7">exam and do it only</text:span><text:span text:style-name="T37"> </text:span><text:span text:style-name="T7">on</text:span><text:span text:style-name="T28"> </text:span><text:span text:style-name="T7">the specified time.</text:span></text:p>
              </text:list-item>
              <text:list-item>
                <text:p text:style-name="P17"><text:span text:style-name="T7">System</text:span><text:span text:style-name="T8"> </text:span><text:span text:style-name="T7">should</text:span><text:span text:style-name="T8"> </text:span><text:span text:style-name="T7">store</text:span><text:span text:style-name="T13"> </text:span><text:span text:style-name="T7">students</text:span><text:span text:style-name="T8"> </text:span><text:span text:style-name="T7">answer</text:span><text:span text:style-name="T10"> </text:span><text:span text:style-name="T7">for</text:span><text:span text:style-name="T13"> </text:span><text:span text:style-name="T7">the exam</text:span><text:span text:style-name="T8"> </text:span><text:span text:style-name="T7">and</text:span><text:span text:style-name="T8"> </text:span><text:span text:style-name="T7">calculate the</text:span><text:span text:style-name="T12"> </text:span><text:span text:style-name="T7">correct</text:span><text:span text:style-name="T8"> </text:span><text:span text:style-name="T7">answers, and</text:span><text:span text:style-name="T14"> </text:span><text:span text:style-name="T7">calculate final result for</text:span><text:span text:style-name="T12"> </text:span><text:span text:style-name="T7">the</text:span><text:span text:style-name="T8"> </text:span><text:span text:style-name="T7">student</text:span><text:span text:style-name="T28"> </text:span><text:span text:style-name="T7">in this course.</text:span></text:p>
              </text:list-item>
              <text:list-item>
                <text:p text:style-name="P18"><text:span text:style-name="T7">Insert</text:span><text:span text:style-name="T12"> </text:span><text:span text:style-name="T7">test</text:span><text:span text:style-name="T8"> </text:span><text:span text:style-name="T7">data</text:span><text:span text:style-name="T12"> </text:span><text:span text:style-name="T7">in</text:span><text:span text:style-name="T8"> </text:span><text:span text:style-name="T7">all</text:span><text:span text:style-name="T8"> </text:span><text:span text:style-name="T7">tables</text:span><text:span text:style-name="T8"> </text:span><text:span text:style-name="T7">and</text:span><text:span text:style-name="T8"> </text:span><text:span text:style-name="T7">test</text:span><text:span text:style-name="T38"> </text:span><text:span text:style-name="T7">your</text:span><text:span text:style-name="T8"> </text:span><text:span text:style-name="T7">system.</text:span></text:p>
              </text:list-item>
            </text:list>
          </text:list-item>
        </text:list>
      </text:section>
      <text:list text:continue-numbering="true" text:style-name="WWNum1">
        <text:list-item>
          <text:h text:style-name="P19" text:outline-level="1" loext:marker-style-name="T3"><text:span text:style-name="T4">Technical</text:span><text:span text:style-name="T39"> </text:span><text:span text:style-name="T4">requirements:</text:span></text:h>
          <text:list>
            <text:list-item>
              <text:p text:style-name="P20" loext:marker-style-name="T6"><text:span text:style-name="T7">Implement</text:span><text:span text:style-name="T38"> </text:span><text:span text:style-name="T7">your</text:span><text:span text:style-name="T8"> </text:span><text:span text:style-name="T7">database</text:span><text:span text:style-name="T8"> </text:span><text:span text:style-name="T7">in</text:span><text:span text:style-name="T8"> </text:span><text:span text:style-name="T7">files</text:span><text:span text:style-name="T8"> </text:span><text:span text:style-name="T7">and</text:span><text:span text:style-name="T8"> </text:span><text:span text:style-name="T7">files</text:span><text:span text:style-name="T8"> </text:span><text:span text:style-name="T7">groups according</text:span><text:span text:style-name="T29"> </text:span><text:span text:style-name="T7">to</text:span><text:span text:style-name="T12"> </text:span><text:span text:style-name="T7">data</text:span><text:span text:style-name="T12"> </text:span><text:span text:style-name="T7">size</text:span><text:span text:style-name="T12"> </text:span><text:span text:style-name="T7">and your estimation.</text:span></text:p>
            </text:list-item>
            <text:list-item>
              <text:p text:style-name="P21" loext:marker-style-name="T6"><text:span text:style-name="T7">Choose</text:span><text:span text:style-name="T12"> </text:span><text:span text:style-name="T7">the</text:span><text:span text:style-name="T8"> </text:span><text:span text:style-name="T7">right</text:span><text:span text:style-name="T8"> </text:span><text:span text:style-name="T7">datatype</text:span><text:span text:style-name="T8"> </text:span><text:span text:style-name="T7">for</text:span><text:span text:style-name="T13"> </text:span><text:span text:style-name="T7">each</text:span><text:span text:style-name="T10"> </text:span><text:span text:style-name="T7">column,</text:span><text:span text:style-name="T8"> </text:span><text:span text:style-name="T7">and use</text:span><text:span text:style-name="T12"> </text:span><text:span text:style-name="T7">naming</text:span><text:span text:style-name="T12"> </text:span><text:span text:style-name="T7">conventions</text:span><text:span text:style-name="T8"> </text:span><text:span text:style-name="T7">in naming</text:span><text:span text:style-name="T29"> </text:span><text:span text:style-name="T7">of all</text:span><text:span text:style-name="T8"> </text:span><text:span text:style-name="T7">objects.</text:span></text:p>
            </text:list-item>
            <text:list-item>
              <text:p text:style-name="P22" loext:marker-style-name="T6"><text:span text:style-name="T7">Implement</text:span><text:span text:style-name="T10"> </text:span><text:span text:style-name="T7">Indexes</text:span><text:span text:style-name="T8"> </text:span><text:span text:style-name="T7">for your</text:span><text:span text:style-name="T8"> </text:span><text:span text:style-name="T7">database</text:span><text:span text:style-name="T13"> </text:span><text:span text:style-name="T7">to</text:span><text:span text:style-name="T12"> </text:span><text:span text:style-name="T7">get</text:span><text:span text:style-name="T12"> </text:span><text:span text:style-name="T7">best</text:span><text:span text:style-name="T12"> </text:span><text:span text:style-name="T7">performance</text:span><text:span text:style-name="T8"> </text:span><text:span text:style-name="T7">for</text:span><text:span text:style-name="T10"> </text:span><text:span text:style-name="T7">your</text:span><text:span text:style-name="T12"> </text:span><text:span text:style-name="T7">DB.</text:span></text:p>
            </text:list-item>
            <text:list-item>
              <text:p text:style-name="P21" loext:marker-style-name="T6"><text:span text:style-name="T7">Use</text:span><text:span text:style-name="T13"> </text:span><text:span text:style-name="T7">constraints and triggers to make</text:span><text:span text:style-name="T12"> </text:span><text:span text:style-name="T7">sure</text:span><text:span text:style-name="T8"> </text:span><text:span text:style-name="T7">of data integrity</text:span><text:span text:style-name="T37"> </text:span><text:span text:style-name="T7">and users'</text:span><text:span text:style-name="T13"> </text:span><text:span text:style-name="T7">access.</text:span></text:p>
            </text:list-item>
            <text:list-item>
              <text:p text:style-name="P23" loext:marker-style-name="T6"><text:span text:style-name="T7">Use</text:span><text:span text:style-name="T13"> </text:span><text:span text:style-name="T7">procedures</text:span><text:span text:style-name="T10"> </text:span><text:span text:style-name="T7">and</text:span><text:span text:style-name="T8"> </text:span><text:span text:style-name="T7">functions</text:span><text:span text:style-name="T8"> </text:span><text:span text:style-name="T7">to</text:span><text:span text:style-name="T8"> </text:span><text:span text:style-name="T7">do</text:span><text:span text:style-name="T8"> </text:span><text:span text:style-name="T7">all</text:span><text:span text:style-name="T8"> </text:span><text:span text:style-name="T7">system</text:span><text:span text:style-name="T8"> </text:span><text:span text:style-name="T7">tasks,</text:span><text:span text:style-name="T8"> </text:span><text:span text:style-name="T7">and</text:span><text:span text:style-name="T8"> </text:span><text:span text:style-name="T7">views</text:span><text:span text:style-name="T8"> </text:span><text:span text:style-name="T7">to</text:span><text:span text:style-name="T8"> </text:span><text:span text:style-name="T7">show</text:span><text:span text:style-name="T8"> </text:span><text:span text:style-name="T7">any</text:span><text:span text:style-name="T29"> </text:span><text:span text:style-name="T7">results,</text:span><text:span text:style-name="T8"> </text:span><text:span text:style-name="T7">so</text:span><text:span text:style-name="T8"> </text:span><text:span text:style-name="T7">system</text:span><text:span text:style-name="T14"> </text:span><text:span text:style-name="T7">users not need to write</text:span><text:span text:style-name="T10"> </text:span><text:span text:style-name="T7">any</text:span><text:span text:style-name="T29"> </text:span><text:span text:style-name="T7">query</text:span><text:span text:style-name="T37"> </text:span><text:span text:style-name="T7">to do any</text:span><text:span text:style-name="T37"> </text:span><text:span text:style-name="T7">task,</text:span><text:span text:style-name="T28"> </text:span><text:span text:style-name="T7">and only</text:span><text:span text:style-name="T37"> </text:span><text:span text:style-name="T7">use</text:span><text:span text:style-name="T8"> </text:span><text:span text:style-name="T7">created objects.</text:span></text:p>
            </text:list-item>
            <text:list-item>
              <text:p text:style-name="P24" loext:marker-style-name="T6"><text:span text:style-name="T7">Make</text:span><text:span text:style-name="T12"> </text:span><text:span text:style-name="T7">Different</text:span><text:span text:style-name="T8"> </text:span><text:span text:style-name="T7">options</text:span><text:span text:style-name="T8"> </text:span><text:span text:style-name="T7">for</text:span><text:span text:style-name="T8"> </text:span><text:span text:style-name="T7">the</text:span><text:span text:style-name="T13"> </text:span><text:span text:style-name="T7">users</text:span><text:span text:style-name="T8"> </text:span><text:span text:style-name="T7">to</text:span><text:span text:style-name="T8"> </text:span><text:span text:style-name="T7">search</text:span><text:span text:style-name="T28"> </text:span><text:span text:style-name="T7">and</text:span><text:span text:style-name="T10"> </text:span><text:span text:style-name="T7">display</text:span><text:span text:style-name="T11"> </text:span><text:span text:style-name="T7">results</text:span><text:span text:style-name="T8"> </text:span><text:span text:style-name="T7">with</text:span><text:span text:style-name="T8"> </text:span><text:span text:style-name="T7">different</text:span><text:span text:style-name="T8"> </text:span><text:span text:style-name="T7">criteria.</text:span></text:p>
            </text:list-item>
            <text:list-item>
              <text:p text:style-name="P25" loext:marker-style-name="T6"><text:span text:style-name="T7">Four</text:span><text:span text:style-name="T12"> </text:span><text:span text:style-name="T7">accounts</text:span><text:span text:style-name="T8"> </text:span><text:span text:style-name="T7">are</text:span><text:span text:style-name="T8"> </text:span><text:span text:style-name="T7">needed</text:span><text:span text:style-name="T8"> </text:span><text:span text:style-name="T7">for</text:span><text:span text:style-name="T8"> </text:span><text:span text:style-name="T7">the</text:span><text:span text:style-name="T13"> </text:span><text:span text:style-name="T7">system,</text:span><text:span text:style-name="T8"> </text:span><text:span text:style-name="T7">one</text:span><text:span text:style-name="T8"> </text:span><text:span text:style-name="T7">admin</text:span><text:span text:style-name="T10"> </text:span><text:span text:style-name="T7">account</text:span><text:span text:style-name="T8"> </text:span><text:span text:style-name="T7">that</text:span><text:span text:style-name="T8"> </text:span><text:span text:style-name="T7">perform</text:span><text:span text:style-name="T8"> </text:span><text:span text:style-name="T7">admin</text:span><text:span text:style-name="T8"> </text:span><text:span text:style-name="T7">tasks</text:span><text:span text:style-name="T8"> </text:span><text:span text:style-name="T7">only,</text:span><text:span text:style-name="T14"> </text:span><text:span text:style-name="T7">account</text:span><text:span text:style-name="T8"> </text:span><text:span text:style-name="T7">for training</text:span><text:span text:style-name="T13"> </text:span><text:span text:style-name="T7">manager, account</text:span><text:span text:style-name="T8"> </text:span><text:span text:style-name="T7">for instructors and account for</text:span><text:span text:style-name="T12"> </text:span><text:span text:style-name="T7">students.</text:span></text:p>
            </text:list-item>
            <text:list-item>
              <text:p text:style-name="P26" loext:marker-style-name="T6"><text:span text:style-name="T7">Each</text:span><text:span text:style-name="T8"> </text:span><text:span text:style-name="T7">account</text:span><text:span text:style-name="T8"> </text:span><text:span text:style-name="T7">can deal</text:span><text:span text:style-name="T10"> </text:span><text:span text:style-name="T7">and work</text:span><text:span text:style-name="T8"> </text:span><text:span text:style-name="T7">with</text:span><text:span text:style-name="T8"> </text:span><text:span text:style-name="T7">his related</text:span><text:span text:style-name="T8"> </text:span><text:span text:style-name="T7">tasks only</text:span><text:span text:style-name="T13"> </text:span><text:span text:style-name="T7">and cannot</text:span><text:span text:style-name="T8"> </text:span><text:span text:style-name="T7">access</text:span><text:span text:style-name="T8"> </text:span><text:span text:style-name="T7">others'</text:span><text:span text:style-name="T13"> </text:span><text:span text:style-name="T7">tasks</text:span><text:span text:style-name="T10"> </text:span><text:span text:style-name="T7">and</text:span><text:span text:style-name="T14"> </text:span><text:span text:style-name="T7">objects</text:span><text:span text:style-name="T8"> </text:span><text:span text:style-name="T7">(implement SQL</text:span><text:span text:style-name="T13"> </text:span><text:span text:style-name="T7">users and their</text:span><text:span text:style-name="T8"> </text:span><text:span text:style-name="T7">permissions).</text:span></text:p>
            </text:list-item>
            <text:list-item>
              <text:p text:style-name="P22" loext:marker-style-name="T6"><text:span text:style-name="T7">The</text:span><text:span text:style-name="T13"> </text:span><text:span text:style-name="T7">system should</text:span><text:span text:style-name="T8"> </text:span><text:span text:style-name="T7">make</text:span><text:span text:style-name="T10"> </text:span><text:span text:style-name="T7">a</text:span><text:span text:style-name="T8"> </text:span><text:span text:style-name="T7">daily</text:span><text:span text:style-name="T11"> </text:span><text:span text:style-name="T7">back up (automatically).</text:span></text:p>
            </text:list-item>
          </text:list>
        </text:list-item>
        <text:list-item>
          <text:h text:style-name="P27" text:outline-level="1" loext:marker-style-name="T3"><text:span text:style-name="T4">Project</text:span><text:span text:style-name="T40"> </text:span><text:span text:style-name="T4">Deliveries:</text:span></text:h>
          <text:list>
            <text:list-item>
              <text:p text:style-name="P20" loext:marker-style-name="T6"><text:span text:style-name="T7">System</text:span><text:span text:style-name="T12"> </text:span><text:span text:style-name="T7">Requirement</text:span><text:span text:style-name="T12"> </text:span><text:span text:style-name="T7">sheet.</text:span></text:p>
            </text:list-item>
            <text:list-item>
              <text:p text:style-name="P28" loext:marker-style-name="T6"><text:span text:style-name="T7">System</text:span><text:span text:style-name="T12"> </text:span><text:span text:style-name="T7">ERD</text:span><text:span text:style-name="T8"> </text:span><text:span text:style-name="T7">(Image</text:span><text:span text:style-name="T12"> </text:span><text:span text:style-name="T7">or</text:span><text:span text:style-name="T8"> </text:span><text:span text:style-name="T7">Word</text:span><text:span text:style-name="T8"> </text:span><text:span text:style-name="T7">format).</text:span></text:p>
            </text:list-item>
            <text:list-item>
              <text:p text:style-name="P21" loext:marker-style-name="T6"><text:span text:style-name="T7">Database</text:span><text:span text:style-name="T13"> </text:span><text:span text:style-name="T7">Files.</text:span></text:p>
            </text:list-item>
            <text:list-item>
              <text:p text:style-name="P29" loext:marker-style-name="T6"><text:span text:style-name="T7">SQL Server solution that has script file for each team member contain queries and code he done,</text:span><text:span text:style-name="T41"> </text:span><text:span text:style-name="T7">and</text:span><text:span text:style-name="T8"> </text:span><text:span text:style-name="T7">one</text:span><text:span text:style-name="T8"> </text:span><text:span text:style-name="T7">script file</text:span><text:span text:style-name="T10"> </text:span><text:span text:style-name="T7">for</text:span><text:span text:style-name="T12"> </text:span><text:span text:style-name="T7">all</text:span><text:span text:style-name="T28"> </text:span><text:span text:style-name="T7">database</text:span><text:span text:style-name="T10"> </text:span><text:span text:style-name="T7">structure, objects and</text:span><text:span text:style-name="T8"> </text:span><text:span text:style-name="T7">data.</text:span></text:p>
            </text:list-item>
            <text:list-item>
              <text:p text:style-name="P30" loext:marker-style-name="T6"><text:span text:style-name="T7">Text</text:span><text:span text:style-name="T8"> </text:span><text:span text:style-name="T7">file</text:span><text:span text:style-name="T12"> </text:span><text:span text:style-name="T7">containing</text:span><text:span text:style-name="T12"> </text:span><text:span text:style-name="T7">name</text:span><text:span text:style-name="T12"> </text:span><text:span text:style-name="T7">and</text:span><text:span text:style-name="T8"> </text:span><text:span text:style-name="T7">brief description</text:span><text:span text:style-name="T8"> </text:span><text:span text:style-name="T7">for</text:span><text:span text:style-name="T12"> </text:span><text:span text:style-name="T7">all</text:span><text:span text:style-name="T8"> </text:span><text:span text:style-name="T7">objects</text:span><text:span text:style-name="T8"> </text:span><text:span text:style-name="T7">in DB</text:span><text:span text:style-name="T8"> </text:span><text:span text:style-name="T7">(Views,</text:span><text:span text:style-name="T8"> </text:span><text:span text:style-name="T7">Proc,</text:span><text:span text:style-name="T14"> </text:span><text:span text:style-name="T7">Functions, Triggers, etc.).</text:span></text:p>
            </text:list-item>
            <text:list-item>
              <text:p text:style-name="P28" loext:marker-style-name="T6"><text:span text:style-name="T7">Test</text:span><text:span text:style-name="T8"> </text:span><text:span text:style-name="T7">sheets</text:span><text:span text:style-name="T8"> </text:span><text:span text:style-name="T7">that</text:span><text:span text:style-name="T8"> </text:span><text:span text:style-name="T7">contain</text:span><text:span text:style-name="T8"> </text:span><text:span text:style-name="T7">test</text:span><text:span text:style-name="T8"> </text:span><text:span text:style-name="T7">queries,</text:span><text:span text:style-name="T8"> </text:span><text:span text:style-name="T7">its</text:span><text:span text:style-name="T8"> </text:span><text:span text:style-name="T7">result</text:span><text:span text:style-name="T8"> </text:span><text:span text:style-name="T7">and</text:span><text:span text:style-name="T10"> </text:span><text:span text:style-name="T7">comment.</text:span></text:p>
            </text:list-item>
            <text:list-item>
              <text:p text:style-name="P28" loext:marker-style-name="T6"><text:span text:style-name="T7">Text</text:span><text:span text:style-name="T8"> </text:span><text:span text:style-name="T7">file</text:span><text:span text:style-name="T12"> </text:span><text:span text:style-name="T7">contains all</text:span><text:span text:style-name="T8"> </text:span><text:span text:style-name="T7">accounts</text:span><text:span text:style-name="T8"> </text:span><text:span text:style-name="T7">for</text:span><text:span text:style-name="T12"> </text:span><text:span text:style-name="T7">the</text:span><text:span text:style-name="T8"> </text:span><text:span text:style-name="T7">database</text:span><text:span text:style-name="T8"> </text:span><text:span text:style-name="T7">and</text:span><text:span text:style-name="T8"> </text:span><text:span text:style-name="T7">passwords.</text:span></text:p>
            </text:list-item>
          </text:list>
        </text:list-item>
      </text:list>
      <text:p text:style-name="P31" loext:marker-style-name="T42"><draw:rect text:anchor-type="char" draw:z-index="0" draw:style-name="gr1" draw:text-style-name="P32" svg:width="6.7913in" svg:height="0.0098in" svg:x="1.2307in" svg:y="0.1925in"><text:p/></draw:rec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972in" fo:margin-top="0.0146in" fo:margin-bottom="0in" style:contextual-spacing="false" fo:text-indent="-0.2508in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72in" fo:margin-top="0.0626in" fo:margin-bottom="0in" style:contextual-spacing="false" fo:text-indent="-0.2508in" style:auto-text-indent="false"/>
      <style:text-properties fo:font-size="14pt" style:text-underline-style="solid" style:text-underline-width="auto" style:text-underline-color="#000000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972in" fo:margin-top="0.0161in" fo:margin-bottom="0in" style:contextual-spacing="false" fo:text-indent="-0.2508in" style:auto-text-indent="false"/>
      <style:text-properties fo:font-size="12pt" style:text-underline-style="solid" style:text-underline-width="auto" style:text-underline-color="#000000" fo:font-weight="bold" style:font-size-asian="12pt" style:font-weight-asian="bold" style:font-size-complex="12pt" style:font-weight-complex="bold"/>
    </style:style>
    <style:style style:name="Title" style:family="paragraph" style:parent-style-name="Standard" style:class="chapter">
      <style:paragraph-properties fo:margin-left="0.3957in" fo:margin-top="0.0417in" fo:margin-bottom="0in" style:contextual-spacing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972in" fo:margin-top="0.0146in" fo:margin-bottom="0in" style:contextual-spacing="false" fo:text-indent="-0.2508in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fo:font-size="14pt" fo:language="en" fo:country="US" style:font-name-asian="Symbol1" style:font-family-asian="Symbol" style:font-family-generic-asian="system" style:font-pitch-asian="variable" style:font-size-asian="14pt" style:language-asian="en" style:country-asian="US" style:font-name-complex="Symbol1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 style:text-scale="100%"/>
    </style:style>
    <style:style style:name="ListLabel_20_3" style:display-name="ListLabel 3" style:family="text">
      <style:text-properties style:font-name="Calibri" fo:font-family="Calibri" style:font-pitch="variable" fo:font-size="12pt" fo:language="en" fo:country="US" style:font-name-asian="Wingdings1" style:font-family-asian="Wingdings" style:font-family-generic-asian="system" style:font-pitch-asian="variable" style:font-size-asian="12pt" style:language-asian="en" style:country-asian="US" style:font-name-complex="Wingdings1" style:font-family-complex="Wingdings" style:font-family-generic-complex="system" style:font-pitch-complex="variable" style:font-size-complex="12pt" style:language-complex="ar" style:country-complex="SA" style:text-scale="100%"/>
    </style:style>
    <style:style style:name="ListLabel_20_4" style:display-name="ListLabel 4" style:family="text">
      <style:text-properties style:font-name="Calibri" fo:font-family="Calibri" style:font-pitch="variable" fo:font-size="12pt" fo:language="en" fo:country="US" style:font-name-asian="Wingdings1" style:font-family-asian="Wingdings" style:font-family-generic-asian="system" style:font-pitch-asian="variable" style:font-size-asian="12pt" style:language-asian="en" style:country-asian="US" style:font-name-complex="Wingdings1" style:font-family-complex="Wingdings" style:font-family-generic-complex="system" style:font-pitch-complex="variable" style:font-size-complex="12pt" style:language-complex="ar" style:country-complex="SA" style:text-scale="100%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08in" fo:margin-left="0.722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22in"/>
        </style:list-level-properties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22in"/>
        </style:list-level-properties>
        <style:text-properties style:font-name="Wingdings"/>
      </text:list-level-style-bullet>
      <text:list-level-style-bullet text:level="4" text:style-name="ListLabel_20_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25in" fo:text-indent="-0.25in" fo:margin-left="2.222in"/>
        </style:list-level-properties>
        <style:text-properties style:font-name="Wingdings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5in" fo:text-indent="-0.25in" fo:margin-left="2.22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5in" fo:text-indent="-0.25in" fo:margin-left="3.1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5in" fo:text-indent="-0.25in" fo:margin-left="4.0783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5in" fo:text-indent="-0.25in" fo:margin-left="5.007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25in" fo:text-indent="-0.25in" fo:margin-left="5.93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583in" fo:margin-bottom="0.1945in" fo:margin-left="0.528in" fo:margin-right="0.43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472in" fo:margin-bottom="0.1945in" fo:margin-left="0.3472in" fo:margin-right="0.3472in" fo:border-top="4.51pt double #000000" fo:border-bottom="4.51pt double #000000" fo:border-left="4.51pt double #000000" fo:border-right="4.51pt double #000000" style:border-line-width-top="0.0102in 0.0102in 0.0417in" style:border-line-width-bottom="0.0417in 0.0102in 0.0102in" style:border-line-width-left="0.0102in 0.0102in 0.0417in" style:border-line-width-right="0.0417in 0.0102in 0.0102in" fo:padding-top="0.0346in" fo:padding-bottom="-0.2154in" fo:padding-left="0.1181in" fo:padding-right="0.0209in" style:writing-mode="lr-tb" style:layout-grid-color="#c0c0c0" style:layout-grid-lines="2631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Y</meta:initial-creator>
    <meta:editing-cycles>6</meta:editing-cycles>
    <meta:creation-date>2022-01-18T11:58:00</meta:creation-date>
    <dc:date>2024-12-09T23:33:20.290551531</dc:date>
    <meta:editing-duration>PT2H46M29S</meta:editing-duration>
    <meta:generator>LibreOffice/24.8.1.2$Linux_X86_64 LibreOffice_project/87fa9aec1a63e70835390b81c40bb8993f1d4ff6</meta:generator>
    <meta:document-statistic meta:table-count="0" meta:image-count="0" meta:object-count="0" meta:page-count="2" meta:paragraph-count="39" meta:word-count="661" meta:character-count="3868" meta:non-whitespace-character-count="3283"/>
    <meta:user-defined meta:name="AppVersion">16.0000</meta:user-defined>
    <meta:user-defined meta:name="ContentTypeId">0x010100BFAE4C4804CB664FAAC122281042BD36</meta:user-defined>
    <meta:user-defined meta:name="Created" meta:value-type="date">2016-12-25T00:00:00</meta:user-defined>
    <meta:user-defined meta:name="Creator">Microsoft® Word 2010</meta:user-defined>
    <meta:user-defined meta:name="LastSaved" meta:value-type="date">2022-01-18T00:00:00</meta:user-defined>
    <meta:template xlink:type="simple" xlink:actuate="onRequest" xlink:title="Normal.dotm" xlink:href=""/>
  </office:meta>
</office:document-meta>
</file>